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6000" officeooo:paragraph-rsid="001a6000"/>
    </style:style>
    <style:style style:name="P2" style:family="paragraph" style:parent-style-name="Text_20_body">
      <style:text-properties officeooo:rsid="001c0879" officeooo:paragraph-rsid="001c0879"/>
    </style:style>
    <style:style style:name="P3" style:family="paragraph" style:parent-style-name="Text_20_body">
      <style:paragraph-properties fo:text-align="center" style:justify-single-word="false"/>
      <style:text-properties officeooo:rsid="001c0879" officeooo:paragraph-rsid="001c0879"/>
    </style:style>
    <style:style style:name="P4" style:family="paragraph" style:parent-style-name="Text_20_body">
      <style:paragraph-properties fo:text-align="start" style:justify-single-word="false"/>
      <style:text-properties officeooo:rsid="001c0879" officeooo:paragraph-rsid="001c0879"/>
    </style:style>
    <style:style style:name="P5" style:family="paragraph" style:parent-style-name="Text_20_body">
      <style:paragraph-properties fo:text-align="start" style:justify-single-word="false"/>
      <style:text-properties officeooo:rsid="001c0879" officeooo:paragraph-rsid="001c0879" fo:background-color="#ffff00"/>
    </style:style>
    <style:style style:name="P6" style:family="paragraph" style:parent-style-name="Text_20_body">
      <style:text-properties officeooo:rsid="00208067" officeooo:paragraph-rsid="00208067"/>
    </style:style>
    <style:style style:name="P7" style:family="paragraph" style:parent-style-name="Text_20_body">
      <style:text-properties fo:font-weight="bold" officeooo:rsid="0022f069" officeooo:paragraph-rsid="0022f069" style:font-weight-asian="bold" style:font-weight-complex="bold"/>
    </style:style>
    <style:style style:name="P8" style:family="paragraph" style:parent-style-name="Text_20_body">
      <style:text-properties fo:font-weight="bold" officeooo:rsid="00233cfb" officeooo:paragraph-rsid="00233cfb" style:font-weight-asian="bold" style:font-weight-complex="bold"/>
    </style:style>
    <style:style style:name="P9" style:family="paragraph" style:parent-style-name="Text_20_body">
      <style:text-properties fo:font-weight="bold" officeooo:rsid="00257777" officeooo:paragraph-rsid="00257777" style:font-weight-asian="bold" style:font-weight-complex="bold"/>
    </style:style>
    <style:style style:name="P10" style:family="paragraph" style:parent-style-name="Text_20_body">
      <style:text-properties fo:font-weight="bold" officeooo:rsid="00276d17" officeooo:paragraph-rsid="00276d17" style:font-weight-asian="bold" style:font-weight-complex="bold"/>
    </style:style>
    <style:style style:name="P11" style:family="paragraph" style:parent-style-name="Text_20_body">
      <style:text-properties fo:font-weight="bold" officeooo:rsid="002d84e0" officeooo:paragraph-rsid="002d84e0" style:font-weight-asian="bold" style:font-weight-complex="bold"/>
    </style:style>
    <style:style style:name="P12" style:family="paragraph" style:parent-style-name="Text_20_body">
      <style:text-properties officeooo:rsid="001d97c3" officeooo:paragraph-rsid="001d97c3"/>
    </style:style>
    <style:style style:name="P13" style:family="paragraph" style:parent-style-name="Text_20_body">
      <style:text-properties officeooo:rsid="001d97c3" officeooo:paragraph-rsid="001ee73b"/>
    </style:style>
    <style:style style:name="P14" style:family="paragraph" style:parent-style-name="Text_20_body">
      <style:text-properties officeooo:rsid="00291285" officeooo:paragraph-rsid="00291285"/>
    </style:style>
    <style:style style:name="P15" style:family="paragraph" style:parent-style-name="Text_20_body">
      <style:text-properties officeooo:rsid="002d84e0" officeooo:paragraph-rsid="002d84e0"/>
    </style:style>
    <style:style style:name="P16" style:family="paragraph" style:parent-style-name="Text_20_body">
      <style:text-properties fo:font-weight="normal" officeooo:rsid="00257777" officeooo:paragraph-rsid="00257777" style:font-weight-asian="normal" style:font-weight-complex="normal"/>
    </style:style>
    <style:style style:name="P17" style:family="paragraph" style:parent-style-name="Text_20_body">
      <style:paragraph-properties fo:break-before="page"/>
      <style:text-properties officeooo:rsid="0022f069" officeooo:paragraph-rsid="0022f069"/>
    </style:style>
    <style:style style:name="P18" style:family="paragraph" style:parent-style-name="Title">
      <style:text-properties officeooo:rsid="001a6000" officeooo:paragraph-rsid="001a6000"/>
    </style:style>
    <style:style style:name="P19" style:family="paragraph" style:parent-style-name="Heading_20_1">
      <style:text-properties officeooo:rsid="00291285" officeooo:paragraph-rsid="00291285"/>
    </style:style>
    <style:style style:name="P20" style:family="paragraph" style:parent-style-name="Heading_20_2">
      <style:text-properties officeooo:rsid="00291285" officeooo:paragraph-rsid="00291285"/>
    </style:style>
    <style:style style:name="P21" style:family="paragraph" style:parent-style-name="Heading_20_2">
      <style:text-properties officeooo:rsid="002d84e0" officeooo:paragraph-rsid="002d84e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be3f" style:font-weight-asian="normal" style:font-weight-complex="normal"/>
    </style:style>
    <style:style style:name="T4" style:family="text">
      <style:text-properties fo:font-weight="normal" officeooo:rsid="002f1c72" style:font-weight-asian="normal" style:font-weight-complex="normal"/>
    </style:style>
    <style:style style:name="T5" style:family="text">
      <style:text-properties officeooo:rsid="002bd0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itologie romaneasca</text:p>
      <text:p text:style-name="P1"/>
      <text:h text:style-name="Heading_20_2" text:outline-level="2">Legământul cu dracul – pg.36</text:h>
      <text:p text:style-name="P2">Unul dintre cele mai frecvente și mai ușoare necazuri, pecare le pot face dracii oamenilor, e să-i facă să piardă ceva. Asta-i treaba lor cea mai ușoară și n-o fac decât dracii cei mici, care atunci se-nvata la rele. Când a pierdut ceva, romanul innoada un nod dela cingatoare și zice:</text:p>
      <text:p text:style-name="P3">Scoate, Drace, ce-ai furat</text:p>
      <text:p text:style-name="P3">Ca denu, baba ți-oi innoda</text:p>
      <text:p text:style-name="P3">Și la fusul morii te-oi spânzura</text:p>
      <text:p text:style-name="P4">Și innoada de doua ori, iar când vrea sa innoade a treia oara, trebuie sa găsească lucrul, caci Dracul se teme de 3 noduri. Iar dacă a găsit, desface nodul. Sau, cum fac în genere copiii: scuipa în pama, fac cruce cu taiusul mainii, și spun:</text:p>
      <text:p text:style-name="P3">Scoate, Drace, ce-ai furat</text:p>
      <text:p text:style-name="P3">Ca te-oi bate spanzurat,</text:p>
      <text:p text:style-name="P3">Cu fiarele plugului</text:p>
      <text:p text:style-name="P3">Pe părțile spatelui.</text:p>
      <text:p text:style-name="P5">Taie, lovind o data tare în podul palmeisi incotro sare scuipatul, intr-acolo e lucrul pierdut.</text:p>
      <text:p text:style-name="P5"/>
      <text:h text:style-name="Heading_20_2" text:outline-level="2">Cum se scoate dracul din oameni/balta – pg.38/39</text:h>
      <text:h text:style-name="Heading_20_2" text:outline-level="2">Sfântul Pământ – pg.47</text:h>
      <text:p text:style-name="P12">Pământul a fost la început alb, ca lumina, dar s-a-ntunecat pe urma, după uciderea primului om și după inrairea oamenilor. Se crede ca Pământul, ca orice fiinta vie, are cap – capul pământului, - inima și coada. Apa este sângele lui.</text:p>
      <text:p text:style-name="P13">Pământul este bun și de leac.</text:p>
      <text:h text:style-name="Heading_20_2" text:outline-level="2">Forma Pământului – pg.47/48</text:h>
      <text:h text:style-name="Heading_20_2" text:outline-level="2">Chipul Lunii – pg. 55</text:h>
      <text:p text:style-name="P6">Luna e o fecioara detoata frumusețea, și-a fostnumita Ileana Cosanzeana, dar e mandra și rece, după ce a avut o dragoste nenorcita, pentru soarele, fratele ei.</text:p>
      <text:p text:style-name="P17"><text:span text:style-name="T1">[pg. 60] </text:span>Sunt 9 ceruri -&gt; în al noulea sta Dumnezeu/Sf Nicolai/Sf Treime +e raiul, în primul sta Soarele/Luna/Sf.Ilie în restul sfintii în funcție de rang. Cerurile se deschid o data pe an – de Boboteaza.</text:p>
      <text:p text:style-name="P7">[pg. 63]<text:span text:style-name="T2">Ca sa vesteasca pe om, ca se apropie Necuratul, îngerul suna dintr-un clopoțel mic de clestar și omlui ii tiuie urechea.</text:span></text:p>
      <text:p text:style-name="P8">[pg. 64]<text:span text:style-name="T2">Pe îngerul carese indragostite de o fata pamanteana, l-a prefacut Dumnezeu în stea, dar pentru ca nici acolo nu se astampara și sclipea mereu, l-a luat sfântul Petresi l-a azvarlit pe pământ de s-a facut praf și din el au ieșit floricelele acelea mici numite scanteiute.</text:span></text:p>
      <text:p text:style-name="P9">[pg. 68]<text:span text:style-name="T2"> Din vreme în vreme, când vrea Dumnezeu sa mai pedeseasca lumea rea și pacatoasa, atunci se arata câte o stea ori alta dintre cele șase stele ale sfintelor babe, caci babele astea știu gândurile lui Dumnezeu și, cum au suflet bun, dau de știre oamenilor, să se pocaiasca. Și nu se arata oricare din ele, ci numai una. Când e să fie cutremur de lume, rupturi de pământ, sau scufundari de mnti s-arata steaua galbena a Sfintei Luni; la holera, la boli grele și la molimi pustiitoare – s-arata steaua Sfintei Marți; la varsare de sânge, la cumpene grele, larazboaie – s-arata steaua roșie a Sfintei Miercuri.</text:span></text:p>
      <text:p text:style-name="P16">Steaua Sfintei Joi s-arata când e să fie potop mare, ploaie cu trasnete și inundație; steaua Sfintei Vineri se vede numai atunci când e să fie înmulțire de fiare sălbatice, iar Sfânta Duminica si-o trimite pe a ei, numai când se prevesteste foamete, cu seceta și cu lacuste multe.</text:p>
      <text:p text:style-name="P16">Steaua a șaptea era să fie a Sambeei, dar pentru ca ea nu sfânta ca celelalte, a lua-o Maica Domnului. Ea nu se va arata decât atunci când Dumnezeu va hotări sfârșitul pământului. Toate aceste stele logostele poarta crugul cerului și în mare cinste în lumea nesfarsita a lumilor de pe cer.</text:p>
      <text:p text:style-name="P10">[pg. 68/69]<text:span text:style-name="T2"> Stele/Descantec pentru a prezice moartea, pentru a readuce pe cineva acasă.</text:span></text:p>
      <text:p text:style-name="P10">[pg. 73]<text:span text:style-name="T2"> Dracii care au rămas în cer au bale și dacă e cineva une pica se imbolnaveste pentru ca acele bale contin germenii a tuturor boalelor. Au efect numai seara, deoarece sfântul soare arde și taie toată puterea Necuratului.</text:span></text:p>
      <text:h text:style-name="P19" text:outline-level="1">II. Oameni[i] Vechi – pg. 74</text:h>
      <text:h text:style-name="P20" text:outline-level="2">Rohmanii (Rugmanii) – pg. 75</text:h>
      <text:p text:style-name="P14">Sub pământul nostru se mai afla o lume. Acolo sunt taramurilecelelalte și pana acolo nu a ajuns încă nimeni, decât oameni nazdravani, ca Fat-Frumos.</text:p>
      <text:p text:style-name="P14">Trebuie sa ii instiintam de sărbători ca nu știu. La Crăciun, azvarlim coji de nuci pe rauri, iar apele raurilor le duc, ca pe niște corabioare de pitici panain apa Sâmbetei, apa care trece pe sub pământ și se duce pana la taramurile lor. Când pe apele Sâmbetei se pornescsa curga coji de ouă, atunci rohmanii știu ca vin Pastele. <text:span text:style-name="T5">Și zic unii ca după cojile inchistite cu flori și braie frumoase în ros și vanat, au deprins și rohamnii sa infrumuseteze și ei ouale rosii.</text:span></text:p>
      <text:h text:style-name="P21" text:outline-level="2">Apa Sâmbetei – pg. 76</text:h>
      <text:p text:style-name="P15">Apa asta a Sâmbetei ocoleste de trei ori Pământul, ca un șarpe făcut de trei ori colac. Apoi se baga în pământ și după ce trecepe la rohmani, merge mai departe, curgand prin fata iadului, ducandu-i <text:soft-page-break/>plocon sufletele pacatosilor. Caci așa e scris, ca sufletelepacatosilor să se adune pe fata apelor, iar apelesa le după pe apa Sâmbetei. De aceea e bine să faci cruce și sa sufli peste apa din rauri, când te scalzi, și tot așa sa sufli peste apa din donite și chiar sa versi puțin din ea,pana nu bei, ca sa alungi sufletele pacatosilor, care s0au adunat pe fata apei.</text:p>
      <text:p text:style-name="P15"/>
      <text:p text:style-name="P11">[pg. 76]<text:span text:style-name="T2"> Jidovii = primii oameni; uriași; capul lor era cât un munte; Adam a fost </text:span><text:span text:style-name="T3">j</text:span><text:span text:style-name="T2">idov. </text:span><text:span text:style-name="T4">Au murit toți de la potop. Gospodaria unuia era cât o țara. „FATA DE UR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2:37.668619696</meta:creation-date>
    <dc:date>2022-04-29T19:25:20.937530772</dc:date>
    <meta:editing-duration>PT49M57S</meta:editing-duration>
    <meta:editing-cycles>11</meta:editing-cycles>
    <meta:generator>LibreOffice/6.4.7.2$Linux_X86_64 LibreOffice_project/40$Build-2</meta:generator>
    <meta:document-statistic meta:table-count="0" meta:image-count="0" meta:object-count="0" meta:page-count="3" meta:paragraph-count="34" meta:word-count="860" meta:character-count="4913" meta:non-whitespace-character-count="4075"/>
  </office:meta>
</office:document-meta>
</file>